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113f7f"/>
    </style:style>
    <style:style style:name="P2" style:family="paragraph" style:parent-style-name="Heading_20_1">
      <style:text-properties officeooo:paragraph-rsid="00126320"/>
    </style:style>
    <style:style style:name="P3" style:family="paragraph" style:parent-style-name="Heading_20_1">
      <style:text-properties officeooo:paragraph-rsid="00140d7f"/>
    </style:style>
    <style:style style:name="P4" style:family="paragraph" style:parent-style-name="Heading_20_1">
      <style:text-properties officeooo:paragraph-rsid="0015bb39"/>
    </style:style>
    <style:style style:name="P5" style:family="paragraph" style:parent-style-name="Heading_20_1">
      <style:text-properties officeooo:paragraph-rsid="0017dcc9"/>
    </style:style>
    <style:style style:name="P6" style:family="paragraph" style:parent-style-name="Heading_20_1">
      <style:text-properties officeooo:paragraph-rsid="0019a760"/>
    </style:style>
    <style:style style:name="P7" style:family="paragraph" style:parent-style-name="Heading_20_2">
      <style:text-properties officeooo:rsid="000d0eb7" officeooo:paragraph-rsid="000d0eb7"/>
    </style:style>
    <style:style style:name="P8" style:family="paragraph" style:parent-style-name="Heading_20_2">
      <style:text-properties officeooo:rsid="00126320" officeooo:paragraph-rsid="00126320"/>
    </style:style>
    <style:style style:name="P9" style:family="paragraph" style:parent-style-name="Heading_20_2">
      <style:text-properties officeooo:rsid="00126320" officeooo:paragraph-rsid="00140d7f"/>
    </style:style>
    <style:style style:name="P10" style:family="paragraph" style:parent-style-name="Heading_20_2">
      <style:text-properties officeooo:rsid="00126320" officeooo:paragraph-rsid="0015bb39"/>
    </style:style>
    <style:style style:name="P11" style:family="paragraph" style:parent-style-name="Heading_20_2">
      <style:text-properties officeooo:paragraph-rsid="0017dcc9"/>
    </style:style>
    <style:style style:name="P12" style:family="paragraph" style:parent-style-name="Heading_20_2">
      <style:text-properties officeooo:paragraph-rsid="0019a760"/>
    </style:style>
    <style:style style:name="P13" style:family="paragraph" style:parent-style-name="Preformatted_20_Text">
      <style:text-properties style:font-name="Liberation Sans" fo:font-size="16.1000003814697pt" fo:font-weight="bold" style:font-name-asian="Noto Sans CJK SC" style:font-size-asian="16.1000003814697pt" style:font-weight-asian="bold" style:font-name-complex="FreeSans" style:font-size-complex="16.1000003814697pt" style:font-weight-complex="bold"/>
    </style:style>
    <style:style style:name="P14" style:family="paragraph" style:parent-style-name="Preformatted_20_Text">
      <style:text-properties style:font-name="Liberation Sans" fo:font-size="16.1000003814697pt" fo:font-weight="bold" officeooo:paragraph-rsid="000b36de" style:font-name-asian="Noto Sans CJK SC" style:font-size-asian="16.1000003814697pt" style:font-weight-asian="bold" style:font-name-complex="FreeSans" style:font-size-complex="16.1000003814697pt" style:font-weight-complex="bold"/>
    </style:style>
    <style:style style:name="P15" style:family="paragraph" style:parent-style-name="Preformatted_20_Text">
      <style:text-properties fo:color="#00aaad"/>
    </style:style>
    <style:style style:name="P16" style:family="paragraph" style:parent-style-name="Preformatted_20_Text">
      <style:text-properties officeooo:rsid="000d9882" officeooo:paragraph-rsid="000d9882"/>
    </style:style>
    <style:style style:name="P17" style:family="paragraph" style:parent-style-name="Preformatted_20_Text">
      <style:text-properties officeooo:rsid="000f9387" officeooo:paragraph-rsid="000d9882"/>
    </style:style>
    <style:style style:name="P18" style:family="paragraph" style:parent-style-name="Preformatted_20_Text">
      <style:text-properties officeooo:rsid="000f9387" officeooo:paragraph-rsid="00113f7f"/>
    </style:style>
    <style:style style:name="P19" style:family="paragraph" style:parent-style-name="Preformatted_20_Text">
      <style:text-properties officeooo:rsid="000f9387" officeooo:paragraph-rsid="00126320"/>
    </style:style>
    <style:style style:name="P20" style:family="paragraph" style:parent-style-name="Preformatted_20_Text">
      <style:text-properties officeooo:rsid="000f9387" officeooo:paragraph-rsid="00140d7f"/>
    </style:style>
    <style:style style:name="P21" style:family="paragraph" style:parent-style-name="Preformatted_20_Text">
      <style:text-properties officeooo:rsid="000f9387" officeooo:paragraph-rsid="0015bb39"/>
    </style:style>
    <style:style style:name="P22" style:family="paragraph" style:parent-style-name="Preformatted_20_Text">
      <style:text-properties officeooo:rsid="000f9387" officeooo:paragraph-rsid="0017dcc9"/>
    </style:style>
    <style:style style:name="P23" style:family="paragraph" style:parent-style-name="Preformatted_20_Text">
      <style:text-properties officeooo:rsid="000f9387" officeooo:paragraph-rsid="0019a760"/>
    </style:style>
    <style:style style:name="P24" style:family="paragraph" style:parent-style-name="Text_20_body">
      <style:text-properties officeooo:paragraph-rsid="0017dcc9"/>
    </style:style>
    <style:style style:name="P25" style:family="paragraph" style:parent-style-name="Text_20_body">
      <style:text-properties officeooo:paragraph-rsid="0019a760"/>
    </style:style>
    <style:style style:name="P26" style:family="paragraph" style:parent-style-name="Subtitle">
      <style:text-properties officeooo:rsid="00126320" officeooo:paragraph-rsid="00126320"/>
    </style:style>
    <style:style style:name="P27" style:family="paragraph" style:parent-style-name="Subtitle">
      <style:text-properties officeooo:rsid="00126320" officeooo:paragraph-rsid="00140d7f"/>
    </style:style>
    <style:style style:name="P28" style:family="paragraph" style:parent-style-name="Subtitle">
      <style:text-properties officeooo:paragraph-rsid="0015bb39"/>
    </style:style>
    <style:style style:name="P29" style:family="paragraph" style:parent-style-name="Subtitle">
      <style:text-properties officeooo:paragraph-rsid="0017dcc9"/>
    </style:style>
    <style:style style:name="P30" style:family="paragraph" style:parent-style-name="Subtitle">
      <style:text-properties officeooo:rsid="0017dcc9" officeooo:paragraph-rsid="0017dcc9"/>
    </style:style>
    <style:style style:name="P31" style:family="paragraph" style:parent-style-name="Subtitle">
      <style:text-properties officeooo:rsid="0019a760" officeooo:paragraph-rsid="0019a760"/>
    </style:style>
    <style:style style:name="P32" style:family="paragraph" style:parent-style-name="Subtitle">
      <style:paragraph-properties fo:break-before="page"/>
      <style:text-properties officeooo:rsid="000d4a0a" officeooo:paragraph-rsid="000d4a0a"/>
    </style:style>
    <style:style style:name="P33" style:family="paragraph" style:parent-style-name="Subtitle">
      <style:paragraph-properties fo:break-before="page"/>
      <style:text-properties officeooo:rsid="00126320" officeooo:paragraph-rsid="00140d7f"/>
    </style:style>
    <style:style style:name="P34" style:family="paragraph" style:parent-style-name="Subtitle">
      <style:paragraph-properties fo:break-before="page"/>
      <style:text-properties officeooo:rsid="0017dcc9" officeooo:paragraph-rsid="0017dcc9"/>
    </style:style>
    <style:style style:name="P35" style:family="paragraph" style:parent-style-name="Subtitle">
      <style:paragraph-properties fo:break-before="page"/>
      <style:text-properties officeooo:rsid="0019a760" officeooo:paragraph-rsid="0019a760"/>
    </style:style>
    <style:style style:name="P36" style:family="paragraph" style:parent-style-name="Heading_20_3">
      <style:text-properties officeooo:rsid="000d4a0a" officeooo:paragraph-rsid="000d4a0a"/>
    </style:style>
    <style:style style:name="P37" style:family="paragraph" style:parent-style-name="Heading_20_3">
      <style:text-properties officeooo:rsid="000f9387" officeooo:paragraph-rsid="00113f7f"/>
    </style:style>
    <style:style style:name="P38" style:family="paragraph" style:parent-style-name="Heading_20_3">
      <style:text-properties officeooo:paragraph-rsid="000f9387"/>
    </style:style>
    <style:style style:name="P39" style:family="paragraph" style:parent-style-name="Heading_20_3">
      <style:text-properties officeooo:rsid="00140d7f" officeooo:paragraph-rsid="00140d7f"/>
    </style:style>
    <style:style style:name="P40" style:family="paragraph" style:parent-style-name="Heading_20_3">
      <style:text-properties officeooo:rsid="0017ba74" officeooo:paragraph-rsid="0017ba74"/>
    </style:style>
    <style:style style:name="P41" style:family="paragraph" style:parent-style-name="Heading_20_3">
      <style:text-properties officeooo:rsid="0017dcc9" officeooo:paragraph-rsid="0017dcc9"/>
    </style:style>
    <style:style style:name="P42" style:family="paragraph" style:parent-style-name="Heading_20_3">
      <style:text-properties officeooo:rsid="0017dcc9" officeooo:paragraph-rsid="0019a760"/>
    </style:style>
    <style:style style:name="T1" style:family="text">
      <style:text-properties officeooo:rsid="000b36de"/>
    </style:style>
    <style:style style:name="T2" style:family="text">
      <style:text-properties officeooo:rsid="000ec5ea"/>
    </style:style>
    <style:style style:name="T3" style:family="text">
      <style:text-properties fo:language="fr" fo:country="FR"/>
    </style:style>
    <style:style style:name="T4" style:family="text">
      <style:text-properties officeooo:rsid="000f9387"/>
    </style:style>
    <style:style style:name="T5" style:family="text">
      <style:text-properties officeooo:rsid="00113f7f"/>
    </style:style>
    <style:style style:name="T6" style:family="text">
      <style:text-properties officeooo:rsid="00126320"/>
    </style:style>
    <style:style style:name="T7" style:family="text">
      <style:text-properties officeooo:rsid="00140d7f"/>
    </style:style>
    <style:style style:name="T8" style:family="text">
      <style:text-properties officeooo:rsid="0015bb39"/>
    </style:style>
    <style:style style:name="T9" style:family="text">
      <style:text-properties officeooo:rsid="0017dcc9"/>
    </style:style>
    <style:style style:name="T10" style:family="text">
      <style:text-properties officeooo:rsid="0019a7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omment qu’on fait LMAO</text:p>
      <text:p text:style-name="Subtitle">Buzzer</text:p>
      <text:h text:style-name="Heading_20_1" text:outline-level="1">(NONE)</text:h>
      <text:p text:style-name="Preformatted_20_Text">Desc : Le buzzer se compose d'un boîtier extérieur avec deux broches pour le fixer à l'alimentation et à la terre.</text:p>
      <text:p text:style-name="Preformatted_20_Text">À l'intérieur se trouve un élément piézo, qui se compose d'un disque central en céramique entouré d'un disque de vibration en métal (souvent en bronze).</text:p>
      <text:p text:style-name="Preformatted_20_Text">Lorsque du courant est appliqué au buzzer, le disque en céramique se contracte ou se dilate. Le changement de Ceci fait alors vibrer le disque environnant. C’est le son que vous entendez. En changeant la fréquence du buzzer, la vitesse des vibrations change, ce qui change la hauteur du son résultant.</text:p>
      <text:h text:style-name="Heading_20_2" text:outline-level="2">Afficher "appuyer sur un bouton pour faire sonner le buzzer"</text:h>
      <text:p text:style-name="P15"/>
      <text:h text:style-name="Heading_20_3" text:outline-level="3">-Quand on appuie sur un bouton vert fais un son et arrête quand on lache</text:h>
      <text:p text:style-name="Subtitle">Button (VERT)</text:p>
      <text:p text:style-name="P13">(LEFT ALL UP)</text:p>
      <text:p text:style-name="Preformatted_20_Text">Des : Un interrupteur à bouton-poussoir est un petit mécanisme scellé qui complète un circuit électrique lorsque vous appuyez dessus. Lorsqu'il est allumé, un petit ressort métallique à l'intérieur entre en contact avec deux fils, ce qui permet à l'électricité de circuler. Lorsqu'il est éteint, le ressort se rétracte, le contact est interrompu et le courant ne circule plus. Le corps de l'interrupteur est en plastique non conducteur.</text:p>
      <text:h text:style-name="Heading_20_2" text:outline-level="2">Afficher "Appuyer sur <text:span text:style-name="T1">un</text:span> button vert"</text:h>
      <text:p text:style-name="Preformatted_20_Text"/>
      <text:h text:style-name="Heading_20_3" text:outline-level="3">-<text:span text:style-name="T1">quand on appuie sur un bouton affiche lequel a été apuyer</text:span></text:h>
      <text:p text:style-name="Subtitle">Relay</text:p>
      <text:p text:style-name="P13">(LEFT ALL UP)</text:p>
      <text:p text:style-name="Preformatted_20_Text">Afficher "appuyer sur un bouton pour faire sonner le buzzer"</text:p>
      <text:p text:style-name="Preformatted_20_Text"/>
      <text:p text:style-name="Subtitle">Vibration</text:p>
      <text:p text:style-name="P13">(RGHT 1 UP)</text:p>
      <text:p text:style-name="Preformatted_20_Text">sa structure interne ressemble à une boule de métal qui est fixée à un ressort spécial et autour de lui se trouve l'autre pôle. Lorsque la vibration atteint un certain niveau, les deux pôles sontconnecté de manière à déterminer quand et comment le choc se produit, ce qui rend la vibration</text:p>
      <text:p text:style-name="Preformatted_20_Text">sensation. </text:p>
      <text:h text:style-name="Heading_20_2" text:outline-level="2"><text:soft-page-break/>Afficher «appuyer sur le button pour faire vibrer le crowpi »</text:h>
      <text:h text:style-name="Heading_20_3" text:outline-level="3">-Quand on appuie sur un bouton <text:span text:style-name="T1">sur l’écran</text:span> fais un son et arrête quand on lache</text:h>
      <text:p text:style-name="Subtitle">SoundSe<text:span text:style-name="T1">nsor</text:span></text:p>
      <text:p text:style-name="P14">(LEFT ALL UP)</text:p>
      <text:p text:style-name="Preformatted_20_Text">Les capteurs sonores fonctionnent en détectant les différences de pression atmosphérique et en les transformant en signaux électriques. Les capteurs de son tels que les microphones ont généralement des amplificateurs intégrés qui augmentent la puissance du signal entrant.</text:p>
      <text:p text:style-name="Preformatted_20_Text"/>
      <text:p text:style-name="Preformatted_20_Text">Les capteurs de son fonctionnent en imitant le processus du corps humain qui implique les oreilles et la transmission des signaux au cerveau. Les microphones sont des capteurs de son qui convertissent un signal sonore en une tension ou un courant proportionnel au signal détecté. Ils sont généralement dotés d'un petit diaphragme constitué d'aimants entourés de fil métallique enroulé. Les ondes sonores font vibrer le diaphragme, ce qui fait vibrer les aimants et induit un courant dans la bobine. Les microphones les plus couramment utilisés pour la musique sont les microphones dynamiques, à ruban ou à condensateur.</text:p>
      <text:p text:style-name="Preformatted_20_Text"/>
      <text:p text:style-name="Preformatted_20_Text">Bien que les microphones soient les capteurs de son les plus reconnus, les capteurs électrostatiques et piézoélectriques sont également utilisés pour détecter le son dans des applications telles que l'industrie, la médecine, la robotique, l'identification et le suivi. Ces capteurs peuvent détecter des ondes de pression sonore qui ne sont pas dans la gamme audible, ce qui les rend adaptés à un large éventail de tâches. Par exemple, les capteurs de son à ultrasons à haute fréquence sont utilisés pour souder les plastiques, tandis que les capteurs à ultrasons à basse fréquence sont utilisés pour inspecter des matériaux moins denses, comme le bois, le béton et le ciment. Ces capteurs ne sont pas affectés par la réflectivité, la translucidité ou la couleur, comme c'est le cas pour les capteurs de lumière.</text:p>
      <text:h text:style-name="P7" text:outline-level="2">Afficher le retour</text:h>
      <text:h text:style-name="P36" text:outline-level="3">Affiche le son si il est detecter</text:h>
      <text:p text:style-name="Preformatted_20_Text"/>
      <text:p text:style-name="Preformatted_20_Text"/>
      <text:p text:style-name="P32">Light Sensor</text:p>
      <text:h text:style-name="Heading_20_1" text:outline-level="1">(<text:span text:style-name="T2">NONE</text:span>)</text:h>
      <text:p text:style-name="P16"><text:bookmark text:name="tw-target-text"/><text:span text:style-name="T3">Le capteur de lumière est un appareil qui convertit l'énergie lumineuse de différentes longueurs d'onde de l'infrarouge en uv en énergie électrique (ou en un signal électrique). C'est la raison pour laquelle ils sont appelés appareils photoélectriques. Ils détectent la lumière pendant ce processus et peuvent donc être appelés «photodétecteurs».</text:span></text:p>
      <text:p text:style-name="P17"/>
      <text:h text:style-name="P38" text:outline-level="3"><text:span text:style-name="T4">Affiche si le light sensor detecte de la lumière Light Sensor</text:span></text:h>
      <text:p text:style-name="Subtitle">Humidity / <text:span text:style-name="T5">temperature</text:span> sensor</text:p>
      <text:h text:style-name="P1" text:outline-level="1">(<text:span text:style-name="T2">NONE</text:span>)</text:h>
      <text:p text:style-name="P18"><text:span text:style-name="T3">Un capteur d'humidité (ou hygromètre) détecte, mesure et signale à la fois l'humidité et la température de l'air. Le rapport entre l'humidité de l'air et la plus grande quantité d'humidité à une température donnée est appelé humidité relative. L'humidité relative devient un facteur important dans la recherche du confort.</text:span></text:p>
      <text:h text:style-name="P8" text:outline-level="2">Affiche « Temperature = xx, Humdité = yy »</text:h>
      <text:h text:style-name="P37" text:outline-level="3">Affiche <text:span text:style-name="T6">la température et l’humiditer de la pièce</text:span></text:h>
      <text:p text:style-name="P26">Detect Motion</text:p>
      <text:h text:style-name="P2" text:outline-level="1">(<text:span text:style-name="T2">NONE</text:span>)</text:h>
      <text:p text:style-name="P19"><text:span text:style-name="T3">Les détecteurs actifs de mouvement (également appelés détecteurs de mouvement à base de radar) émettent des ondes sonores ultrasoniques - les mêmes que celles utilisées dans les échographies de grossesse - et ces ondes sont réfléchies vers le capteur. Ce phénomène se poursuit jusqu'à ce qu'il soit perturbé par une interférence quelconque (par exemple, le passage d'une personne). Cela déclenche l'envoi d'un signal par le capteur</text:span></text:p>
      <text:h text:style-name="P8" text:outline-level="2">Affiche «<text:span text:style-name="T7">Rien n’a bouger / quelquefois a bouger</text:span> »</text:h>
      <text:h text:style-name="P39" text:outline-level="3">Change l’affichage en fonction de la détection du mouvement</text:h>
      <text:p text:style-name="P27"/>
      <text:p text:style-name="P33"><text:span text:style-name="T7">Untrasonic</text:span> <text:span text:style-name="T7">Sensor</text:span></text:p>
      <text:h text:style-name="P3" text:outline-level="1">(<text:span text:style-name="T2">NONE</text:span>)</text:h>
      <text:p text:style-name="P20"><text:span text:style-name="T3">Les capteurs à ultrasons fonctionnent en émettant des ondes sonores à une fréquence trop élevée pour que l'homme puisse les entendre. Ils attendent ensuite que le son soit réfléchi et calculent la distance en fonction du temps nécessaire. Cette méthode est similaire à celle utilisée par les radars pour mesurer le temps nécessaire à une onde radio pour revenir après avoir heurté un objet. </text:span></text:p>
      <text:h text:style-name="P9" text:outline-level="2">Affiche «<text:span text:style-name="T8">Distance entre le crowPi</text:span>»</text:h>
      <text:h text:style-name="P39" text:outline-level="3">Change l’affichage en fonction de la détection du mouvement</text:h>
      <text:p text:style-name="P28"><text:span text:style-name="T8">LCD Sensor</text:span></text:p>
      <text:h text:style-name="P4" text:outline-level="1">(<text:span text:style-name="T2">NONE</text:span>)</text:h>
      <text:p text:style-name="P21"><text:span text:style-name="T3">La plupart des écrans LCD utilisent la technologie de la matrice active. Un transistor à couche mince (TFT) dispose de minuscules transistors et condensateurs dans une matrice sur le verre de l'écran. Pour adresser un pixel particulier, la rangée appropriée est activée, puis une charge est envoyée dans la bonne colonne. Comme toutes les autres rangées que la colonne croise sont désactivées, seul le condensateur du pixel désigné reçoit une charge. Le condensateur est capable de conserver la charge jusqu'au prochain cycle de rafraîchissement.</text:span></text:p>
      <text:h text:style-name="P10" text:outline-level="2">Affiche <text:span text:style-name="T9">bouton</text:span></text:h>
      <text:h text:style-name="P40" text:outline-level="3">Affiche un message quand on appuie sur le button</text:h>
      <text:p text:style-name="P30">RFID</text:p>
      <text:h text:style-name="P5" text:outline-level="1">(<text:span text:style-name="T2">NONE</text:span>)</text:h>
      <text:p text:style-name="P22"><text:span text:style-name="T3">L'identification par radiofréquence (RFID) est l'utilisation sans contact et sans fil d'ondes de radiofréquence pour transférer des données. L'étiquetage des articles à l'aide d'étiquettes RFID permet aux utilisateurs d'identifier et de suivre automatiquement et de manière unique les stocks et les biens. La RFID fait passer la technologie d'identification automatique à un niveau supérieur en permettant la lecture des étiquettes sans ligne de visée et, selon le type de RFID, en offrant une plage de lecture allant de quelques centimètres à plus de 20 mètres.</text:span></text:p>
      <text:p text:style-name="P22"><text:span text:style-name="T3"/></text:p>
      <text:p text:style-name="P22"><text:span text:style-name="T3">La RFID a fait beaucoup de chemin depuis sa première application, qui consistait à identifier les avions en tant qu'amis ou ennemis pendant la Seconde Guerre mondiale. Non seulement la technologie continue de s'améliorer d'année en année, mais le coût de mise en œuvre et d'utilisation d'un système RFID continue de diminuer, ce qui rend la RFID plus rentable et plus efficace.</text:span></text:p>
      <text:h text:style-name="P41" text:outline-level="3">Affiche un ASCII art qui est stocker dans la carte RFID</text:h>
      <text:p text:style-name="P24"/>
      <text:p text:style-name="P34">Step Motor</text:p>
      <text:h text:style-name="P5" text:outline-level="1">(<text:span text:style-name="T2">NONE</text:span>)</text:h>
      <text:p text:style-name="P22"><text:span text:style-name="T3">Le moteur pas à pas est un moteur à courant continu sans balais qui tourne par étapes. C'est très utile car il peut être positionné avec précision sans aucun capteur de retour, ce qui représente un contrôleur en boucle ouverte. Le moteur pas à pas se compose d'un rotor qui est généralement un aimant permanent et qui est entouré par les enroulements du stator. Lorsque nous activons les enroulements pas à pas dans un ordre particulier et que nous laissons un courant les traverser, ils magnétisent le stator et créent respectivement des pôles électromagnétiques qui entraînent la propulsion du moteur. Voilà donc le principe de fonctionnement de base des moteurs pas à pas.</text:span></text:p>
      <text:h text:style-name="Heading_20_2" text:outline-level="2">B<text:span text:style-name="T9">utton On/Off</text:span></text:h>
      <text:h text:style-name="P41" text:outline-level="3">Démarre et stop le Step Motor</text:h>
      <text:p text:style-name="P29"><text:span text:style-name="T9">Step Motor</text:span></text:p>
      <text:h text:style-name="P6" text:outline-level="1">(<text:span text:style-name="T10">3,4,5,6 Right UP</text:span>)</text:h>
      <text:p text:style-name="P22"><text:span text:style-name="T3">Le moteur pas à pas est un moteur à courant continu sans balais qui tourne par étapes. C'est très utile car il peut être positionné avec précision sans aucun capteur de retour, ce qui représente un contrôleur en boucle ouverte. Le moteur pas à pas se compose d'un rotor qui est généralement un aimant permanent et qui est entouré par les enroulements du stator. Lorsque nous activons les enroulements pas à pas dans un ordre particulier et que nous laissons un courant les traverser, ils magnétisent le stator et créent respectivement des pôles électromagnétiques qui entraînent la propulsion du moteur. Voilà donc le principe de fonctionnement de base des moteurs pas à pas.</text:span></text:p>
      <text:h text:style-name="P11" text:outline-level="2">B<text:span text:style-name="T9">utton On/Off</text:span></text:h>
      <text:h text:style-name="P41" text:outline-level="3">Démarre et stop le Step Motor</text:h>
      <text:p text:style-name="P31"/>
      <text:p text:style-name="P35">Servo Motor</text:p>
      <text:h text:style-name="P6" text:outline-level="1">(<text:span text:style-name="T10">7,8 Right UP</text:span>)</text:h>
      <text:p text:style-name="P23"><text:span text:style-name="T3">Pour bien comprendre le fonctionnement du servo, il faut jeter un coup d'œil sous le capot. À l'intérieur, il y a un dispositif assez simple : un petit moteur à courant continu, un potentiomètre et un circuit de commande. Le moteur est fixé par des engrenages à la roue de contrôle. Lorsque le moteur tourne, la résistance du potentiomètre change, de sorte que le circuit de commande peut réguler avec précision l'amplitude du mouvement et la direction dans laquelle il s'effectue.</text:span></text:p>
      <text:p text:style-name="P23"><text:span text:style-name="T3"/></text:p>
      <text:p text:style-name="P23"><text:span text:style-name="T3">Lorsque l'arbre du moteur est dans la position souhaitée, l'alimentation du moteur est arrêtée. Sinon, le moteur est tourné dans le sens approprié. La position désirée est envoyée par des impulsions électriques par le fil de signal. La vitesse du moteur est proportionnelle à la différence entre sa position réelle et sa position souhaitée. Ainsi, si le moteur est proche de la position désirée, il tournera lentement, sinon il tournera vite. C'est ce qu'on appelle le contrôle proportionnel. Cela signifie que le moteur ne tournera qu'aussi fort que nécessaire pour accomplir la tâche à accomplir, un petit bonhomme très efficace. </text:span></text:p>
      <text:h text:style-name="P12" text:outline-level="2">B<text:span text:style-name="T9">utton On/Off</text:span></text:h>
      <text:h text:style-name="P42" text:outline-level="3">Démarre et stop le Step Motor</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aaad"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ed1c24"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5T16:08:53.752440540</dc:date>
    <meta:editing-duration>PT25M15S</meta:editing-duration>
    <meta:editing-cycles>5</meta:editing-cycles>
    <meta:generator>LibreOffice/6.0.7.3$Linux_X86_64 LibreOffice_project/00m0$Build-3</meta:generator>
    <meta:document-statistic meta:table-count="0" meta:image-count="0" meta:object-count="0" meta:page-count="6" meta:paragraph-count="74" meta:word-count="1600" meta:character-count="9830" meta:non-whitespace-character-count="8301"/>
  </office:meta>
</office:document-meta>
</file>